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Source Han Sans CN3" svg:font-family="'Source Han Sans C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27.4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8" style:family="graphic" style:parent-style-name="standard">
      <style:graphic-properties svg:stroke-color="#ff860d" draw:marker-start="Arrowheads_20_6" draw:marker-start-width="0.3cm" draw:marker-end="Arrowheads_20_7" draw:marker-end-width="0.3cm" draw:textarea-vertical-align="middle"/>
    </style:style>
    <style:style style:name="gr9" style:family="graphic" style:parent-style-name="standard">
      <style:graphic-properties svg:stroke-color="#ff860d" draw:marker-start="Arrowheads_20_8" draw:marker-start-width="0.3cm" draw:marker-end="Arrowheads_20_9" draw:marker-end-width="0.3cm" draw:textarea-vertical-align="middle"/>
    </style:style>
    <style:style style:name="gr10" style:family="graphic" style:parent-style-name="standard">
      <style:graphic-properties svg:stroke-color="#ff860d" draw:marker-start="Arrowheads_20_10" draw:marker-start-width="0.3cm" draw:marker-end="Arrowheads_20_11" draw:marker-end-width="0.3cm" draw:textarea-vertical-align="middle"/>
    </style:style>
    <style:style style:name="gr11" style:family="graphic" style:parent-style-name="standard">
      <style:graphic-properties svg:stroke-color="#ff860d" draw:marker-start="Arrowheads_20_12" draw:marker-start-width="0.3cm" draw:marker-end="Arrowheads_20_13" draw:marker-end-width="0.3cm" draw:textarea-vertical-align="middle"/>
    </style:style>
    <style:style style:name="gr12" style:family="graphic" style:parent-style-name="standard">
      <style:graphic-properties svg:stroke-color="#ff860d" draw:marker-start="Arrowheads_20_14" draw:marker-start-width="0.3cm" draw:marker-end="Arrowheads_20_15" draw:marker-end-width="0.3cm" draw:textarea-vertical-align="middle"/>
    </style:style>
    <style:style style:name="gr13" style:family="graphic" style:parent-style-name="objectwithoutfill">
      <style:graphic-properties draw:marker-end="Arrowheads_20_20" draw:marker-end-width="0.3cm" draw:fill="none" draw:textarea-vertical-align="middle"/>
    </style:style>
    <style:style style:name="gr14" style:family="graphic" style:parent-style-name="objectwithoutfill">
      <style:graphic-properties draw:marker-end="Arrowheads_20_21" draw:marker-end-width="0.3cm" draw:fill="none" draw:textarea-vertical-align="middle"/>
    </style:style>
    <style:style style:name="gr15" style:family="graphic" style:parent-style-name="objectwithoutfill">
      <style:graphic-properties draw:marker-end="Arrowheads_20_22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text-position="33% 58%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f0000" loext:opacity="100%" style:text-position="33% 58%" fo:font-size="12pt" fo:background-color="#ffff00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text-position="33% 58%"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fo:background-color="#ffff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a933" loext:opacity="100%" style:text-outline="false" style:text-line-through-style="none" style:text-line-through-type="none" style:text-position="33% 58%" style:font-name="DejaVu Sans" fo:font-size="28pt" fo:font-style="normal" fo:text-shadow="none" style:text-underline-style="none" fo:font-weight="bold" style:letter-kerning="true" style:font-name-asian="Source Han Sans CN" style:font-size-asian="28pt" style:font-style-asian="normal" style:font-weight-asian="normal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1467e" loext:opacity="100%" style:text-outline="false" style:text-line-through-style="none" style:text-line-through-type="none" style:text-position="33% 58%" style:font-name="DejaVu Sans" fo:font-size="28pt" fo:font-style="normal" fo:text-shadow="none" style:text-underline-style="none" fo:font-weight="bold" style:letter-kerning="true" style:font-name-asian="Source Han Sans CN" style:font-size-asian="28pt" style:font-style-asian="normal" style:font-weight-asian="normal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fo:background-color="#ffff00" style:font-name-asian="Source Han Sans CN" style:font-size-asian="18pt" style:font-style-asian="normal" style:font-weight-asian="normal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fo:color="#ff3838" loext:opacity="10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#ffff00" style:font-name-asian="Source Han Sans CN" style:font-size-asian="14pt" style:font-style-asian="normal" style:font-weight-asian="normal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.905cm" svg:x="1.27cm" svg:y="4.27cm">
          <text:p text:style-name="P1">text fi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10.16cm" svg:y="4.27cm">
          <text:p text:style-name="P1">sqlite 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5cm" svg:y1="5.54cm" svg:x2="10.16cm" svg:y2="5.54cm">
          <text:p><text:span text:style-name="T1">index.pl</text:span></text:p>
        </draw:line>
        <draw:custom-shape draw:style-name="gr1" draw:text-style-name="P1" draw:layer="layout" svg:width="5.08cm" svg:height="1.905cm" svg:x="19.05cm" svg:y="4.27cm">
          <text:p text:style-name="P1">html fil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4cm" svg:y1="5.54cm" svg:x2="19.05cm" svg:y2="5.54cm">
          <text:p><text:span text:style-name="T2">pages.pl</text:span></text:p>
        </draw:line>
        <draw:custom-shape draw:style-name="gr1" draw:text-style-name="P1" draw:layer="layout" svg:width="5.08cm" svg:height="1.905cm" svg:x="19.05cm" svg:y="10.75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9cm" svg:y1="6.175cm" svg:x2="21.59cm" svg:y2="10.75cm">
          <text:p text:style-name="P3"><text:span text:style-name="T3">route.php</text:span></text:p>
        </draw:line>
        <draw:custom-shape draw:style-name="gr4" draw:text-style-name="P1" draw:layer="layout" svg:width="27.94cm" svg:height="1.905cm" svg:x="0cm" svg:y="0cm">
          <text:p text:style-name="P1"><text:span text:style-name="T4">local/dev mode, a simplified diagram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05cm" svg:y1="11.66cm" svg:x2="6.35cm" svg:y2="11.66cm">
          <text:p/>
        </draw:line>
        <draw:line draw:style-name="gr6" draw:text-style-name="P2" draw:layer="layout" svg:x1="3.81cm" svg:y1="10.79cm" svg:x2="3.81cm" svg:y2="6.175cm">
          <text:p><text:span text:style-name="T5">access_log_read.pl</text:span></text:p>
        </draw:line>
        <draw:frame draw:style-name="gr7" draw:text-style-name="P6" draw:layer="layout" svg:width="6.215cm" svg:height="0.831cm" svg:x="9.025cm" svg:y="9.964cm">
          <draw:text-box>
            <text:p><text:span text:style-name="T6">post.php</text:span></text:p>
          </draw:text-box>
        </draw:frame>
        <draw:custom-shape draw:style-name="gr1" draw:text-style-name="P1" draw:layer="layout" svg:width="5.08cm" svg:height="1.905cm" svg:x="12.7cm" svg:y="6.985cm">
          <text:p text:style-name="P1">config (config.pl)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89cm" svg:y1="5.54cm" svg:x2="12.7cm" svg:y2="7.62cm">
          <text:p/>
        </draw:line>
        <draw:line draw:style-name="gr9" draw:text-style-name="P3" draw:layer="layout" svg:x1="17.145cm" svg:y1="5.54cm" svg:x2="15.875cm" svg:y2="6.985cm">
          <text:p/>
        </draw:line>
        <draw:line draw:style-name="gr10" draw:text-style-name="P3" draw:layer="layout" svg:x1="17.78cm" svg:y1="8.255cm" svg:x2="21.59cm" svg:y2="8.255cm">
          <text:p/>
        </draw:line>
        <draw:line draw:style-name="gr11" draw:text-style-name="P3" draw:layer="layout" svg:x1="12.7cm" svg:y1="8.255cm" svg:x2="3.81cm" svg:y2="9.525cm">
          <text:p/>
        </draw:line>
        <draw:custom-shape draw:style-name="gr1" draw:text-style-name="P1" draw:layer="layout" svg:width="5.08cm" svg:height="1.905cm" svg:x="1.27cm" svg:y="10.79cm">
          <text:p text:style-name="P1">access.log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.7cm" svg:y1="8.89cm" svg:x2="10.795cm" svg:y2="10.16cm">
          <text:p/>
        </draw:line>
        <draw:line draw:style-name="gr5" draw:text-style-name="P5" draw:layer="layout" svg:x1="19.051cm" svg:y1="11.66cm" svg:x2="6.351cm" svg:y2="11.66cm">
          <text:p/>
        </draw:line>
        <draw:line draw:style-name="gr13" draw:text-style-name="P7" draw:layer="layout" svg:x1="19.05cm" svg:y1="11.66cm" svg:x2="11.849cm" svg:y2="10.554cm">
          <text:p/>
        </draw:line>
        <draw:line draw:style-name="gr14" draw:text-style-name="P7" draw:layer="layout" svg:x1="9.525cm" svg:y1="10.16cm" svg:x2="5.08cm" svg:y2="6.175cm">
          <text:p/>
        </draw:line>
        <draw:line draw:style-name="gr15" draw:text-style-name="P7" draw:layer="layout" svg:x1="22.86cm" svg:y1="6.175cm" svg:x2="22.86cm" svg:y2="10.75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 Mono3" svg:font-family="'DejaVu Sans Mono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 style:font-pitch="variable"/>
    <style:font-face style:name="Source Han Sans CN3" svg:font-family="'Source Han Sans CN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Source Han Sans CN3" style:font-family-asian="'Source Han Sans CN'" style:font-family-generic-asian="modern" style:font-pitch-asian="fixed" style:font-name-complex="DejaVu Sans Mono2" style:font-family-complex="'DejaVu Sans Mono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Noto Sans Devanagari3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4pt" style:font-name-asian="Source Han Sans CN1" style:font-family-asian="'Source Han Sans CN'" style:font-pitch-asian="variable" style:font-name-complex="DejaVu Sans1" style:font-family-complex="'DejaVu Sans'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4T06:22:33.502048148</meta:creation-date>
    <dc:date>2021-12-25T01:17:36.897482687</dc:date>
    <meta:editing-duration>PT8H41M57S</meta:editing-duration>
    <meta:editing-cycles>8</meta:editing-cycles>
    <meta:generator>LibreOffice/7.2.4.1$Linux_X86_64 LibreOffice_project/20$Build-1</meta:generator>
    <meta:document-statistic meta:object-count="45"/>
  </office:meta>
</office:document-meta>
</file>